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ableColumn12" style:family="table-column">
      <style:table-column-properties style:column-width="1.809in" style:use-optimal-column-width="false"/>
    </style:style>
    <style:style style:name="TableColumn13" style:family="table-column">
      <style:table-column-properties style:column-width="5.1159in" style:use-optimal-column-width="false"/>
    </style:style>
    <style:style style:name="Table11" style:family="table">
      <style:table-properties style:width="6.925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="0.0034in solid #000000" fo:background-color="#FFFF00" style:writing-mode="lr-tb" fo:padding-top="0.0381in" fo:padding-left="0.0381in" fo:padding-bottom="0.0381in" fo:padding-right="0.0381in"/>
    </style:style>
    <style:style style:name="P17" style:parent-style-name="TableContents" style:family="paragraph"/>
    <style:style style:name="P18" style:parent-style-name="TableContents" style:family="paragraph"/>
    <style:style style:name="P19" style:parent-style-name="TableContents" style:family="paragraph">
      <style:paragraph-properties fo:margin-left="0.5in">
        <style:tab-stops/>
      </style:paragraph-properties>
    </style:style>
    <style:style style:name="P20" style:parent-style-name="TableContents" style:family="paragraph"/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P27" style:parent-style-name="Normal" style:family="paragraph">
      <style:paragraph-properties style:text-autospace="none" style:vertical-align="auto"/>
      <style:text-properties fo:hyphenate="true"/>
    </style:style>
    <style:style style:name="T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style:language-complex="ar" style:country-complex="SA"/>
    </style:style>
    <style:style style:name="T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39" style:parent-style-name="Normal" style:family="paragraph">
      <style:paragraph-properties style:text-autospace="none" style:vertical-align="auto"/>
      <style:text-properties fo:hyphenate="true"/>
    </style:style>
    <style:style style:name="T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45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46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47" style:parent-style-name="Normal" style:family="paragraph">
      <style:paragraph-properties style:text-autospace="none" style:vertical-align="auto"/>
      <style:text-properties fo:hyphenate="true"/>
    </style:style>
    <style:style style:name="T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53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54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55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56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57" style:parent-style-name="Normal" style:family="paragraph">
      <style:paragraph-properties style:text-autospace="none" style:vertical-align="auto"/>
      <style:text-properties fo:hyphenate="true"/>
    </style:style>
    <style:style style:name="T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61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62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P66" style:parent-style-name="Normal" style:family="paragraph">
      <style:paragraph-properties style:text-autospace="none" style:vertical-align="auto"/>
      <style:text-properties fo:hyphenate="true"/>
    </style:style>
    <style:style style:name="T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style:language-complex="ar" style:country-complex="SA"/>
    </style:style>
    <style:style style:name="T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77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78" style:parent-style-name="Normal" style:family="paragraph">
      <style:paragraph-properties style:text-autospace="none" style:vertical-align="auto"/>
      <style:text-properties fo:hyphenate="true"/>
    </style:style>
    <style:style style:name="T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81" style:parent-style-name="Normal" style:family="paragraph">
      <style:paragraph-properties style:text-autospace="none" style:vertical-align="auto"/>
      <style:text-properties fo:hyphenate="true"/>
    </style:style>
    <style:style style:name="T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style:language-complex="ar" style:country-complex="SA"/>
    </style:style>
    <style:style style:name="T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style:language-complex="ar" style:country-complex="SA"/>
    </style:style>
    <style:style style:name="T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style:language-complex="ar" style:country-complex="SA"/>
    </style:style>
    <style:style style:name="T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style:language-complex="ar" style:country-complex="SA"/>
    </style:style>
    <style:style style:name="T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93" style:parent-style-name="Normal" style:family="paragraph">
      <style:paragraph-properties style:text-autospace="none" style:vertical-align="auto"/>
      <style:text-properties fo:hyphenate="true"/>
    </style:style>
    <style:style style:name="T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97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98" style:parent-style-name="Normal" style:family="paragraph">
      <style:paragraph-properties style:text-autospace="none" style:vertical-align="auto"/>
      <style:text-properties fo:hyphenate="true"/>
    </style:style>
    <style:style style:name="T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0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101" style:parent-style-name="Normal" style:family="paragraph">
      <style:paragraph-properties style:text-autospace="none" style:vertical-align="auto"/>
      <style:text-properties fo:hyphenate="true"/>
    </style:style>
    <style:style style:name="T1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0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0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07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08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09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10" style:parent-style-name="Normal" style:family="paragraph">
      <style:paragraph-properties style:text-autospace="none" style:vertical-align="auto"/>
      <style:text-properties fo:hyphenate="true"/>
    </style:style>
    <style:style style:name="T1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1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1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115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16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17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18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19" style:parent-style-name="Normal" style:family="paragraph">
      <style:paragraph-properties style:text-autospace="none" style:vertical-align="auto"/>
      <style:text-properties fo:hyphenate="true"/>
    </style:style>
    <style:style style:name="T1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2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122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23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24" style:parent-style-name="Heading3" style:family="paragraph">
      <style:paragraph-properties fo:break-before="page"/>
    </style:style>
    <style:style style:name="TableColumn126" style:family="table-column">
      <style:table-column-properties style:column-width="1.809in" style:use-optimal-column-width="false"/>
    </style:style>
    <style:style style:name="TableColumn127" style:family="table-column">
      <style:table-column-properties style:column-width="5.1159in" style:use-optimal-column-width="false"/>
    </style:style>
    <style:style style:name="Table125" style:family="table">
      <style:table-properties style:width="6.925in" fo:margin-left="0in" table:align="lef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="0.0034in solid #000000" fo:background-color="#FFFF00" style:writing-mode="lr-tb" fo:padding-top="0.0381in" fo:padding-left="0.0381in" fo:padding-bottom="0.0381in" fo:padding-right="0.0381in"/>
    </style:style>
    <style:style style:name="P131" style:parent-style-name="TableContents" style:family="paragraph"/>
    <style:style style:name="P132" style:parent-style-name="TableContents" style:family="paragraph"/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P139" style:parent-style-name="Normal" style:family="paragraph">
      <style:paragraph-properties style:text-autospace="none" style:vertical-align="auto"/>
      <style:text-properties fo:hyphenate="true"/>
    </style:style>
    <style:style style:name="T1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44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45" style:parent-style-name="Normal" style:family="paragraph">
      <style:paragraph-properties style:text-autospace="none" style:vertical-align="auto"/>
      <style:text-properties fo:hyphenate="true"/>
    </style:style>
    <style:style style:name="T1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4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51" style:parent-style-name="Normal" style:family="paragraph">
      <style:paragraph-properties style:text-autospace="none" style:vertical-align="auto"/>
      <style:text-properties fo:hyphenate="true"/>
    </style:style>
    <style:style style:name="T1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5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5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style:language-complex="ar" style:country-complex="SA"/>
    </style:style>
    <style:style style:name="T1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5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59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60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61" style:parent-style-name="Normal" style:family="paragraph">
      <style:paragraph-properties style:text-autospace="none" style:vertical-align="auto"/>
      <style:text-properties fo:hyphenate="true"/>
    </style:style>
    <style:style style:name="T1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6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65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66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67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68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none" fo:border-right="0.0034in solid #000000" fo:background-color="#FFFF00" style:writing-mode="lr-tb" fo:padding-top="0.0381in" fo:padding-left="0.0381in" fo:padding-bottom="0.0381in" fo:padding-right="0.0381in"/>
    </style:style>
    <style:style style:name="P172" style:parent-style-name="Normal" style:family="paragraph">
      <style:paragraph-properties style:text-autospace="none" style:vertical-align="auto"/>
      <style:text-properties fo:hyphenate="true"/>
    </style:style>
    <style:style style:name="T1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7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76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77" style:parent-style-name="Normal" style:family="paragraph">
      <style:paragraph-properties style:text-autospace="none" style:vertical-align="auto"/>
      <style:text-properties fo:hyphenate="true"/>
    </style:style>
    <style:style style:name="T1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7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180" style:parent-style-name="Normal" style:family="paragraph">
      <style:paragraph-properties style:text-autospace="none" style:vertical-align="auto"/>
      <style:text-properties fo:hyphenate="true"/>
    </style:style>
    <style:style style:name="T1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8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84" style:parent-style-name="Normal" style:family="paragraph">
      <style:paragraph-properties style:text-autospace="none" style:vertical-align="auto"/>
      <style:text-properties fo:hyphenate="true"/>
    </style:style>
    <style:style style:name="T1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8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88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89" style:parent-style-name="Normal" style:family="paragraph">
      <style:paragraph-properties style:text-autospace="none" style:vertical-align="auto"/>
      <style:text-properties fo:hyphenate="true"/>
    </style:style>
    <style:style style:name="T1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9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192" style:parent-style-name="Normal" style:family="paragraph">
      <style:paragraph-properties style:text-autospace="none" style:vertical-align="auto"/>
      <style:text-properties fo:hyphenate="true"/>
    </style:style>
    <style:style style:name="T1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9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98" style:parent-style-name="Normal" style:family="paragraph">
      <style:paragraph-properties style:text-autospace="none" style:vertical-align="auto"/>
      <style:text-properties fo:hyphenate="true"/>
    </style:style>
    <style:style style:name="T1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0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02" style:parent-style-name="Normal" style:family="paragraph">
      <style:paragraph-properties style:text-autospace="none" style:vertical-align="auto"/>
      <style:text-properties fo:hyphenate="true"/>
    </style:style>
    <style:style style:name="T2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0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06" style:parent-style-name="Normal" style:family="paragraph">
      <style:paragraph-properties style:text-autospace="none" style:vertical-align="auto"/>
      <style:text-properties fo:hyphenate="true"/>
    </style:style>
    <style:style style:name="T2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0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10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211" style:parent-style-name="Normal" style:family="paragraph">
      <style:paragraph-properties style:text-autospace="none" style:vertical-align="auto"/>
      <style:text-properties fo:hyphenate="true"/>
    </style:style>
    <style:style style:name="T2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1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214" style:parent-style-name="Normal" style:family="paragraph">
      <style:paragraph-properties style:text-autospace="none" style:vertical-align="auto"/>
      <style:text-properties fo:hyphenate="true"/>
    </style:style>
    <style:style style:name="T2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18" style:parent-style-name="Normal" style:family="paragraph">
      <style:paragraph-properties style:text-autospace="none" style:vertical-align="auto"/>
      <style:text-properties fo:hyphenate="true"/>
    </style:style>
    <style:style style:name="T2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2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style:language-complex="ar" style:country-complex="SA"/>
    </style:style>
    <style:style style:name="T2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2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style:language-complex="ar" style:country-complex="SA"/>
    </style:style>
    <style:style style:name="T2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24" style:parent-style-name="Normal" style:family="paragraph">
      <style:paragraph-properties style:text-autospace="none" style:vertical-align="auto"/>
      <style:text-properties fo:hyphenate="true"/>
    </style:style>
    <style:style style:name="T2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2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28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229" style:parent-style-name="Normal" style:family="paragraph">
      <style:paragraph-properties style:text-autospace="none" style:vertical-align="auto"/>
      <style:text-properties fo:hyphenate="true"/>
    </style:style>
    <style:style style:name="T2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3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33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234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235" style:parent-style-name="Normal" style:family="paragraph">
      <style:paragraph-properties style:text-autospace="none" style:vertical-align="auto"/>
      <style:text-properties fo:hyphenate="true"/>
    </style:style>
    <style:style style:name="T2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P240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241" style:parent-style-name="Heading3" style:family="paragraph">
      <style:paragraph-properties fo:break-before="page"/>
    </style:style>
    <style:style style:name="TableColumn243" style:family="table-column">
      <style:table-column-properties style:column-width="1.809in" style:use-optimal-column-width="false"/>
    </style:style>
    <style:style style:name="TableColumn244" style:family="table-column">
      <style:table-column-properties style:column-width="5.1159in" style:use-optimal-column-width="false"/>
    </style:style>
    <style:style style:name="Table242" style:family="table">
      <style:table-properties style:width="6.925in" fo:margin-left="0in" table:align="lef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="0.0034in solid #000000" fo:background-color="#FFFF00" style:writing-mode="lr-tb" fo:padding-top="0.0381in" fo:padding-left="0.0381in" fo:padding-bottom="0.0381in" fo:padding-right="0.0381in"/>
    </style:style>
    <style:style style:name="P248" style:parent-style-name="TableContents" style:family="paragraph"/>
    <style:style style:name="P249" style:parent-style-name="TableContents" style:family="paragraph"/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P256" style:parent-style-name="Normal" style:family="paragraph">
      <style:paragraph-properties style:text-autospace="none" style:vertical-align="auto"/>
      <style:text-properties fo:hyphenate="true"/>
    </style:style>
    <style:style style:name="T2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5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style:language-complex="ar" style:country-complex="SA"/>
    </style:style>
    <style:style style:name="T2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60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261" style:parent-style-name="Normal" style:family="paragraph">
      <style:paragraph-properties style:text-autospace="none" style:vertical-align="auto"/>
      <style:text-properties fo:hyphenate="true"/>
    </style:style>
    <style:style style:name="T2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6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6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67" style:parent-style-name="Normal" style:family="paragraph">
      <style:paragraph-properties style:text-autospace="none" style:vertical-align="auto"/>
      <style:text-properties fo:hyphenate="true"/>
    </style:style>
    <style:style style:name="T2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6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7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style:language-complex="ar" style:country-complex="SA"/>
    </style:style>
    <style:style style:name="T2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73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75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276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277" style:parent-style-name="Normal" style:family="paragraph">
      <style:paragraph-properties style:text-autospace="none" style:vertical-align="auto"/>
      <style:text-properties fo:hyphenate="true"/>
    </style:style>
    <style:style style:name="T2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7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81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4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P285" style:parent-style-name="Normal" style:family="paragraph">
      <style:paragraph-properties style:text-autospace="none" style:vertical-align="auto"/>
      <style:text-properties fo:hyphenate="true"/>
    </style:style>
    <style:style style:name="T2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8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style:language-complex="ar" style:country-complex="SA"/>
    </style:style>
    <style:style style:name="T2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89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290" style:parent-style-name="Normal" style:family="paragraph">
      <style:paragraph-properties style:text-autospace="none" style:vertical-align="auto"/>
      <style:text-properties fo:hyphenate="true"/>
    </style:style>
    <style:style style:name="T2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9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94" style:parent-style-name="Normal" style:family="paragraph">
      <style:paragraph-properties style:text-autospace="none" style:vertical-align="auto"/>
      <style:text-properties fo:hyphenate="true"/>
    </style:style>
    <style:style style:name="T2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9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9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300" style:parent-style-name="Normal" style:family="paragraph">
      <style:paragraph-properties style:text-autospace="none" style:vertical-align="auto"/>
      <style:text-properties fo:hyphenate="true"/>
    </style:style>
    <style:style style:name="T3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0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303" style:parent-style-name="Normal" style:family="paragraph">
      <style:paragraph-properties style:text-autospace="none" style:vertical-align="auto"/>
      <style:text-properties fo:hyphenate="true"/>
    </style:style>
    <style:style style:name="T3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0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307" style:parent-style-name="Normal" style:family="paragraph">
      <style:paragraph-properties style:text-autospace="none" style:vertical-align="auto"/>
      <style:text-properties fo:hyphenate="true"/>
    </style:style>
    <style:style style:name="T3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</office:automatic-styles>
  <office:body>
    <office:text text:use-soft-page-breaks="true">
      <text:p text:style-name="P1">Lab: Stacks Manual</text:p>
      <text:h text:style-name="Heading1" text:outline-level="1">About</text:h>
      <text:p text:style-name="Textbody">For this lab, you will build a manual for yourself that you can refer to in the future for all the information you need to build a<text:s/><text:span text:style-name="T7">stack</text:span>. The idea is that if<text:s/>you understand how the functionality works you won’t have to memorize the code; you can derive that code from any time, in any language.</text:p>
      <text:p text:style-name="Textbody">For each function, you should<text:s/><text:span text:style-name="T8">describe</text:span><text:s/>how it works (in English or pseudocode),<text:s/><text:span text:style-name="T9">sketch</text:span><text:s/>a representation of what occurs,<text:s/>and copy the Linked List<text:s/><text:span text:style-name="T10">code</text:span><text:s/>that we work on during class. With each of these, you will have a “manual” to refer back to any time.</text:p>
      <text:soft-page-break/>
      <text:h text:style-name="Heading2" text:outline-level="2">Core functions</text:h>
      <text:h text:style-name="Heading3" text:outline-level="3">void Push( const T&amp; data )</text:h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h text:style-name="Heading4" text:outline-level="4">Steps</text:h>
          </table:table-cell>
          <table:table-cell table:style-name="TableCell16">
            <text:list text:style-name="LFO1" text:continue-numbering="true">
              <text:list-item>
                <text:p text:style-name="P17">If the stack is empty (m_itemCount ==0 or m_array == nullptr), then allocate memory for it (ie.: create the dynamic array with a preferred size or create a Node for LinkedList)</text:p>
              </text:list-item>
              <text:list-item>
                <text:p text:style-name="P18">a. For the array implementation: Else if the stack is full (m_itemCount == m_arraySize) , resize the array by creating a new one with a bigger size and copy all the elements to the newly created one and delete the old array.</text:p>
              </text:list-item>
            </text:list>
            <text:p text:style-name="P19">b. For LinkedList implementation, nothing to worry about...<text:s/></text:p>
            <text:list text:style-name="LFO1" text:continue-numbering="true">
              <text:list-item>
                <text:p text:style-name="P20">Else, add the element to the stack and increment the m_itemCount</text:p>
              </text:list-item>
            </text:list>
          </table:table-cell>
        </table:table-row>
        <table:table-row table:style-name="TableRow21">
          <table:table-cell table:style-name="TableCell22">
            <text:h text:style-name="Heading4" text:outline-level="4">Drawing</text:h>
          </table:table-cell>
          <table:table-cell table:style-name="TableCell23">
            <text:p text:style-name="TableContents"><text:tab/>Please see Annex-1</text:p>
          </table:table-cell>
        </table:table-row>
        <table:table-row table:style-name="TableRow24">
          <table:table-cell table:style-name="TableCell25">
            <text:h text:style-name="Heading4" text:outline-level="4">Array implementation</text:h>
          </table:table-cell>
          <table:table-cell table:style-name="TableCell26">
            <text:p text:style-name="P27"><text:span text:style-name="T28"><text:s text:c="4"/></text:span><text:span text:style-name="T29">void</text:span><text:span text:style-name="T30"><text:s/>Push(</text:span><text:span text:style-name="T31">const</text:span><text:span text:style-name="T32"><text:s/></text:span><text:span text:style-name="T33">T</text:span><text:span text:style-name="T34">&amp;<text:s/></text:span><text:span text:style-name="T35">newData</text:span><text:span text:style-name="T36">)<text:s/></text:span><text:span text:style-name="T37">noexcept</text:span><text:span text:style-name="T38"><text:s/>{</text:span></text:p>
            <text:p text:style-name="P39"><text:span text:style-name="T40"><text:s text:c="8"/></text:span><text:span text:style-name="T41">if</text:span><text:span text:style-name="T42"><text:s/>(m_array ==<text:s/></text:span><text:span text:style-name="T43">nullptr</text:span><text:span text:style-name="T44">){</text:span></text:p>
            <text:p text:style-name="P45"><text:s text:c="12"/>Allocate(10);</text:p>
            <text:p text:style-name="P46"><text:s text:c="8"/>}</text:p>
            <text:p text:style-name="P47"><text:span text:style-name="T48"><text:s text:c="8"/></text:span><text:span text:style-name="T49">else</text:span><text:span text:style-name="T50"><text:s/></text:span><text:span text:style-name="T51">if</text:span><text:span text:style-name="T52"><text:s/>(m_itemCount == m_arraySize)</text:span></text:p>
            <text:p text:style-name="P53"><text:s text:c="8"/>{</text:p>
            <text:p text:style-name="P54"><text:s text:c="12"/>Resize();</text:p>
            <text:p text:style-name="P55"><text:s text:c="8"/>}</text:p>
            <text:p text:style-name="P56"/>
            <text:p text:style-name="P57"><text:span text:style-name="T58"><text:s text:c="8"/>m_array[m_itemCount] =<text:s/></text:span><text:span text:style-name="T59">newData</text:span><text:span text:style-name="T60">;</text:span></text:p>
            <text:p text:style-name="P61"><text:s text:c="8"/>m_itemCount++;</text:p>
            <text:p text:style-name="P62"><text:s text:c="4"/>}</text:p>
            <text:p text:style-name="TableContents"/>
          </table:table-cell>
        </table:table-row>
        <table:table-row table:style-name="TableRow63">
          <table:table-cell table:style-name="TableCell64">
            <text:h text:style-name="Heading4" text:outline-level="4">Linked<text:s/>implementation</text:h>
          </table:table-cell>
          <table:table-cell table:style-name="TableCell65">
            <text:p text:style-name="P66"><text:span text:style-name="T67"><text:s text:c="4"/></text:span><text:span text:style-name="T68">void</text:span><text:span text:style-name="T69"><text:s/>Push(<text:s/></text:span><text:span text:style-name="T70">const</text:span><text:span text:style-name="T71"><text:s/></text:span><text:span text:style-name="T72">T</text:span><text:span text:style-name="T73">&amp;<text:s/></text:span><text:span text:style-name="T74">newData</text:span><text:span text:style-name="T75"><text:s/>)<text:s/></text:span><text:span text:style-name="T76">noexcept</text:span></text:p>
            <text:p text:style-name="P77"><text:s text:c="4"/>{</text:p>
            <text:p text:style-name="P78"><text:span text:style-name="T79"><text:s text:c="8"/></text:span><text:span text:style-name="T80">// allocating memory</text:span></text:p>
            <text:p text:style-name="P81"><text:span text:style-name="T82"><text:s text:c="8"/></text:span><text:span text:style-name="T83">Node</text:span><text:span text:style-name="T84">&lt;</text:span><text:span text:style-name="T85">T</text:span><text:span text:style-name="T86">&gt;* newNode =<text:s/></text:span><text:span text:style-name="T87">new</text:span><text:span text:style-name="T88"><text:s/></text:span><text:span text:style-name="T89">Node</text:span><text:span text:style-name="T90">&lt;</text:span><text:span text:style-name="T91">T</text:span><text:span text:style-name="T92">&gt;;</text:span></text:p>
            <text:p text:style-name="P93"><text:span text:style-name="T94"><text:s text:c="8"/>newNode-&gt;data =<text:s/></text:span><text:span text:style-name="T95">newData</text:span><text:span text:style-name="T96">;</text:span></text:p>
            <text:p text:style-name="P97"/>
            <text:p text:style-name="P98"><text:span text:style-name="T99"><text:s text:c="8"/></text:span><text:span text:style-name="T100">// if the linkedstack is empty</text:span></text:p>
            <text:p text:style-name="P101"><text:span text:style-name="T102"><text:s text:c="8"/></text:span><text:span text:style-name="T103">if</text:span><text:span text:style-name="T104"><text:s/>(m_ptrLast ==<text:s/></text:span><text:span text:style-name="T105">nullptr</text:span><text:span text:style-name="T106">){</text:span></text:p>
            <text:p text:style-name="P107"><text:s text:c="16"/>m_ptrFirst = newNode;</text:p>
            <text:p text:style-name="P108"><text:s text:c="16"/>m_ptrLast <text:s/>= newNode;</text:p>
            <text:p text:style-name="P109"><text:s text:c="8"/>}</text:p>
            <text:p text:style-name="P110"><text:span text:style-name="T111"><text:s text:c="8"/></text:span><text:span text:style-name="T112">else</text:span><text:span text:style-name="T113">{ <text:s/></text:span><text:span text:style-name="T114">// or it has at least one element</text:span></text:p>
            <text:p text:style-name="P115"><text:s text:c="12"/>newNode-&gt;ptrPrev = m_ptrLast;</text:p>
            <text:p text:style-name="P116"><text:s text:c="12"/>m_ptrLast-&gt;ptrNext = newNode;</text:p>
            <text:p text:style-name="P117"><text:s text:c="12"/>m_ptrLast = newNode;</text:p>
            <text:p text:style-name="P118"><text:s text:c="8"/>}</text:p>
            <text:p text:style-name="P119"><text:span text:style-name="T120"><text:s text:c="8"/></text:span><text:span text:style-name="T121">// increment the number of elements in the LinkedStack in either way</text:span></text:p>
            <text:p text:style-name="P122"><text:s text:c="8"/>m_itemCount++;</text:p>
            <text:p text:style-name="P123"><text:s text:c="4"/>}</text:p>
            <text:p text:style-name="TableContents"/>
          </table:table-cell>
        </table:table-row>
      </table:table>
      <text:p text:style-name="Textbody"/>
      <text:soft-page-break/>
      <text:h text:style-name="P124" text:outline-level="3">void Pop()</text:h>
      <table:table table:style-name="Table125">
        <table:table-columns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h text:style-name="Heading4" text:outline-level="4">Steps</text:h>
          </table:table-cell>
          <table:table-cell table:style-name="TableCell130">
            <text:list text:style-name="LFO2" text:continue-numbering="true">
              <text:list-item>
                <text:p text:style-name="P131">Check the stack is empty or not. If it is empty, print out an error message “Nothing to pop” for array implementation.<text:s/>For the LinkedList implementation just return<text:s/></text:p>
              </text:list-item>
              <text:list-item>
                <text:p text:style-name="P132">If it is not empty, pop the element on the top and decrease the number of the elements in the stack for array implemation and LinkedList implementation accordingly.<text:s/></text:p>
              </text:list-item>
            </text:list>
          </table:table-cell>
        </table:table-row>
        <table:table-row table:style-name="TableRow133">
          <table:table-cell table:style-name="TableCell134">
            <text:h text:style-name="Heading4" text:outline-level="4">Drawing</text:h>
          </table:table-cell>
          <table:table-cell table:style-name="TableCell135">
            <text:p text:style-name="TableContents"><text:tab/>Please see Annex-1</text:p>
          </table:table-cell>
        </table:table-row>
        <table:table-row table:style-name="TableRow136">
          <table:table-cell table:style-name="TableCell137">
            <text:h text:style-name="Heading4" text:outline-level="4">Array implementation</text:h>
          </table:table-cell>
          <table:table-cell table:style-name="TableCell138">
            <text:p text:style-name="P139"><text:span text:style-name="T140"><text:s text:c="4"/></text:span><text:span text:style-name="T141">void</text:span><text:span text:style-name="T142"><text:s/></text:span><text:span text:style-name="T143">Pop(){</text:span></text:p>
            <text:p text:style-name="P144"/>
            <text:p text:style-name="P145"><text:span text:style-name="T146"><text:s text:c="8"/></text:span><text:span text:style-name="T147">if</text:span><text:span text:style-name="T148"><text:s/>(m_itemCount == 0 || m_array ==<text:s/></text:span><text:span text:style-name="T149">nullptr</text:span><text:span text:style-name="T150">){</text:span></text:p>
            <text:p text:style-name="P151"><text:span text:style-name="T152"><text:s text:c="12"/></text:span><text:span text:style-name="T153">throw</text:span><text:span text:style-name="T154"><text:s/></text:span><text:span text:style-name="T155">runtime_error</text:span><text:span text:style-name="T156">(</text:span><text:span text:style-name="T157">"Array is empty and Nothing to pop! "</text:span><text:span text:style-name="T158">);</text:span></text:p>
            <text:p text:style-name="P159"><text:s text:c="8"/>}</text:p>
            <text:p text:style-name="P160"/>
            <text:p text:style-name="P161"><text:span text:style-name="T162"><text:s text:c="8"/></text:span><text:span text:style-name="T163">if</text:span><text:span text:style-name="T164"><text:s/>(m_itemCount &gt; 0){</text:span></text:p>
            <text:p text:style-name="P165"><text:s text:c="12"/>m_itemCount--;</text:p>
            <text:p text:style-name="P166"><text:s text:c="8"/>}</text:p>
            <text:p text:style-name="P167"/>
            <text:p text:style-name="P168"><text:s text:c="4"/>}</text:p>
            <text:p text:style-name="TableContents"/>
          </table:table-cell>
        </table:table-row>
        <table:table-row table:style-name="TableRow169">
          <table:table-cell table:style-name="TableCell170">
            <text:h text:style-name="Heading4" text:outline-level="4">Linked implementation</text:h>
          </table:table-cell>
          <table:table-cell table:style-name="TableCell171">
            <text:p text:style-name="P172"><text:span text:style-name="T173"><text:s text:c="4"/></text:span><text:span text:style-name="T174">void</text:span><text:span text:style-name="T175"><text:s/>Pop()</text:span></text:p>
            <text:p text:style-name="P176"><text:s text:c="4"/>{</text:p>
            <text:p text:style-name="P177"><text:span text:style-name="T178"><text:s text:c="8"/></text:span><text:span text:style-name="T179">// if it is empty</text:span></text:p>
            <text:p text:style-name="P180"><text:span text:style-name="T181"><text:s text:c="8"/></text:span><text:span text:style-name="T182">if</text:span><text:span text:style-name="T183"><text:s/>(m_itemCount == 0){</text:span></text:p>
            <text:p text:style-name="P184"><text:span text:style-name="T185"><text:s text:c="12"/></text:span><text:span text:style-name="T186">return</text:span><text:span text:style-name="T187">;</text:span></text:p>
            <text:p text:style-name="P188"><text:s text:c="8"/>}</text:p>
            <text:p text:style-name="P189"><text:span text:style-name="T190"><text:s text:c="8"/></text:span><text:span text:style-name="T191">// if it has only one element</text:span></text:p>
            <text:p text:style-name="P192"><text:span text:style-name="T193"><text:s text:c="8"/></text:span><text:span text:style-name="T194">else</text:span><text:span text:style-name="T195"><text:s/></text:span><text:span text:style-name="T196">if</text:span><text:span text:style-name="T197">(m_itemCount == 1) {</text:span></text:p>
            <text:p text:style-name="P198"><text:span text:style-name="T199"><text:s text:c="12"/></text:span><text:span text:style-name="T200">delete</text:span><text:span text:style-name="T201"><text:s/>m_ptrLast;</text:span></text:p>
            <text:p text:style-name="P202"><text:span text:style-name="T203"><text:s text:c="12"/>m_ptrLast =<text:s/></text:span><text:span text:style-name="T204">nullptr</text:span><text:span text:style-name="T205">;</text:span></text:p>
            <text:p text:style-name="P206"><text:span text:style-name="T207"><text:s text:c="12"/>m_ptrFirst =<text:s/></text:span><text:span text:style-name="T208">nullptr</text:span><text:span text:style-name="T209">;</text:span></text:p>
            <text:p text:style-name="P210"><text:s text:c="8"/>}</text:p>
            <text:p text:style-name="P211"><text:span text:style-name="T212"><text:s text:c="8"/></text:span><text:span text:style-name="T213">// or if has more than one element</text:span></text:p>
            <text:p text:style-name="P214"><text:span text:style-name="T215"><text:s text:c="8"/></text:span><text:span text:style-name="T216">else</text:span><text:span text:style-name="T217"><text:s/>{</text:span></text:p>
            <text:p text:style-name="P218"><text:span text:style-name="T219"><text:s text:c="12"/></text:span><text:span text:style-name="T220">Node</text:span><text:span text:style-name="T221">&lt;</text:span><text:span text:style-name="T222">T</text:span><text:span text:style-name="T223">&gt;* ptrSecondtoLast = m_ptrLast-&gt;ptrPrev;</text:span></text:p>
            <text:p text:style-name="P224"><text:span text:style-name="T225"><text:s text:c="12"/></text:span><text:span text:style-name="T226">delete</text:span><text:span text:style-name="T227"><text:s/>m_ptrLast; <text:s text:c="4"/></text:span></text:p>
            <text:p text:style-name="P228"><text:s text:c="12"/>m_ptrLast = ptrSecondtoLast;</text:p>
            <text:p text:style-name="P229"><text:span text:style-name="T230"><text:s text:c="12"/>m_ptrLast-&gt;ptrNext =<text:s/></text:span><text:span text:style-name="T231">nullptr</text:span><text:span text:style-name="T232">;<text:s/></text:span></text:p>
            <text:p text:style-name="P233"><text:s text:c="8"/>}</text:p>
            <text:p text:style-name="P234"><text:s text:c="8"/>m_itemCount --;</text:p>
            <text:p text:style-name="P235"><text:span text:style-name="T236"><text:s text:c="4"/>}</text:span></text:p>
          </table:table-cell>
        </table:table-row>
        <table:table-row table:style-name="TableRow237">
          <table:table-cell table:style-name="TableCell238">
            <text:h text:style-name="Heading4" text:outline-level="4"/>
          </table:table-cell>
          <table:table-cell table:style-name="TableCell239">
            <text:p text:style-name="P240"/>
          </table:table-cell>
        </table:table-row>
      </table:table>
      <text:p text:style-name="Textbody"/>
      <text:soft-page-break/>
      <text:h text:style-name="P241" text:outline-level="3">T&amp; Top()</text:h>
      <table:table table:style-name="Table242">
        <table:table-columns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h text:style-name="Heading4" text:outline-level="4">Steps</text:h>
          </table:table-cell>
          <table:table-cell table:style-name="TableCell247">
            <text:list text:style-name="LFO3" text:continue-numbering="true">
              <text:list-item>
                <text:p text:style-name="P248">Check the stack is empty or not. If it is empty, error message to display nothing to print. It is empty!</text:p>
              </text:list-item>
              <text:list-item>
                <text:p text:style-name="P249">If it is not empty, return then element on the top of the stack.</text:p>
              </text:list-item>
            </text:list>
          </table:table-cell>
        </table:table-row>
        <table:table-row table:style-name="TableRow250">
          <table:table-cell table:style-name="TableCell251">
            <text:h text:style-name="Heading4" text:outline-level="4">Drawing</text:h>
          </table:table-cell>
          <table:table-cell table:style-name="TableCell252">
            <text:p text:style-name="TableContents"><text:tab/>Please see Annex-1</text:p>
          </table:table-cell>
        </table:table-row>
        <table:table-row table:style-name="TableRow253">
          <table:table-cell table:style-name="TableCell254">
            <text:h text:style-name="Heading4" text:outline-level="4">Array<text:s/>implementation</text:h>
          </table:table-cell>
          <table:table-cell table:style-name="TableCell255">
            <text:p text:style-name="P256"><text:span text:style-name="T257"><text:s text:c="4"/></text:span><text:span text:style-name="T258">T</text:span><text:span text:style-name="T259">&amp; Top(){</text:span></text:p>
            <text:p text:style-name="P260"/>
            <text:p text:style-name="P261"><text:span text:style-name="T262"><text:s text:c="8"/></text:span><text:span text:style-name="T263">if</text:span><text:span text:style-name="T264"><text:s/>( (m_itemCount == 0) || (m_array ==<text:s/></text:span><text:span text:style-name="T265">nullptr</text:span><text:span text:style-name="T266">) ){</text:span></text:p>
            <text:p text:style-name="P267"><text:span text:style-name="T268"><text:s text:c="11"/></text:span><text:span text:style-name="T269">throw</text:span><text:span text:style-name="T270"><text:s/></text:span><text:span text:style-name="T271">runtime_error</text:span><text:span text:style-name="T272">(<text:s/></text:span><text:span text:style-name="T273">"ArrayStack is empty!"</text:span><text:span text:style-name="T274"><text:s/>);</text:span></text:p>
            <text:p text:style-name="P275"><text:s text:c="8"/>}</text:p>
            <text:p text:style-name="P276"/>
            <text:p text:style-name="P277"><text:span text:style-name="T278"><text:s text:c="8"/></text:span><text:span text:style-name="T279">return</text:span><text:span text:style-name="T280"><text:s/>m_array[m_itemCount-1];</text:span></text:p>
            <text:p text:style-name="P281"><text:s text:c="4"/>}</text:p>
            <text:p text:style-name="TableContents"/>
          </table:table-cell>
        </table:table-row>
        <table:table-row table:style-name="TableRow282">
          <table:table-cell table:style-name="TableCell283">
            <text:h text:style-name="Heading4" text:outline-level="4">Linked implementation</text:h>
          </table:table-cell>
          <table:table-cell table:style-name="TableCell284">
            <text:p text:style-name="P285"><text:span text:style-name="T286"><text:s text:c="4"/></text:span><text:span text:style-name="T287">T</text:span><text:span text:style-name="T288">&amp; Top()</text:span></text:p>
            <text:p text:style-name="P289"><text:s text:c="4"/>{</text:p>
            <text:p text:style-name="P290"><text:span text:style-name="T291"><text:s text:c="8"/></text:span><text:span text:style-name="T292">if</text:span><text:span text:style-name="T293"><text:s/>(Size() == 0)</text:span></text:p>
            <text:p text:style-name="P294"><text:span text:style-name="T295"><text:s text:c="12"/></text:span><text:span text:style-name="T296">throw</text:span><text:span text:style-name="T297"><text:s/>runtime_error(</text:span><text:span text:style-name="T298">"LinkedStack is empty!"</text:span><text:span text:style-name="T299">);</text:span></text:p>
            <text:p text:style-name="P300"><text:span text:style-name="T301"><text:s text:c="8"/></text:span><text:span text:style-name="T302">else</text:span></text:p>
            <text:p text:style-name="P303"><text:span text:style-name="T304"><text:s text:c="12"/></text:span><text:span text:style-name="T305">return</text:span><text:span text:style-name="T306"><text:s/>m_ptrLast-&gt;data;</text:span></text:p>
            <text:p text:style-name="P307"><text:span text:style-name="T308"><text:s text:c="4"/>}</text:span></text:p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color="#0000CC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color="#0066FF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3399FF" fo:font-size="12pt" style:font-size-asian="12pt" style:text-underline-type="single" style:text-underline-style="solid" style:text-underline-width="auto" style:text-underline-mode="continuous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color="#9999FF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color="#0000CC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color="#800000" fo:font-size="8pt" style:font-size-asian="8pt" style:font-size-complex="8pt"/>
    </style:style>
    <style:style style:name="T4" style:parent-style-name="DefaultParagraphFont" style:family="text">
      <style:text-properties fo:color="#800000" fo:font-size="8pt" style:font-size-asian="8pt" style:font-size-complex="8pt"/>
    </style:style>
    <style:style style:name="T5" style:parent-style-name="DefaultParagraphFont" style:family="text">
      <style:text-properties fo:color="#800000" fo:font-size="8pt" style:font-size-asian="8pt" style:font-size-complex="8pt"/>
    </style:style>
    <style:style style:name="T6" style:parent-style-name="DefaultParagraphFont" style:family="text">
      <style:text-properties fo:color="#800000" fo:font-size="8pt" style:font-size-asian="8pt" style:font-size-complex="8pt"/>
    </style:style>
  </office:automatic-styles>
  <office:master-styles>
    <style:master-page style:name="MP0" style:page-layout-name="PL0">
      <style:header>
        <text:p text:style-name="Header">CS 250, Spring 2018<text:tab/><text:tab/>Lab: Stacks Manual</text:p>
      </style:header>
      <style:footer>
        <text:p text:style-name="P2"><text:span text:style-name="T3">Page<text:s/></text:span><text:span text:style-name="T4"><text:page-number text:fixed="false">4</text:page-number></text:span><text:span text:style-name="T5"><text:s/>of<text:s/></text:span><text:span text:style-name="T6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aged dated</dc:title>
    <dc:creator>M A</dc:creator>
    <meta:creation-date>2017-12-05T14:31:00Z</meta:creation-date>
    <dc:date>2018-03-11T23:48:00Z</dc:date>
    <meta:template xlink:href="paged%20dated.ott" xlink:type="simple"/>
    <meta:editing-cycles>381</meta:editing-cycles>
    <meta:editing-duration>PT15840S</meta:editing-duration>
    <meta:document-statistic meta:page-count="4" meta:paragraph-count="7" meta:word-count="584" meta:character-count="3910" meta:row-count="27" meta:non-whitespace-character-count="3333"/>
  </office:meta>
</office:document-meta>
</file>